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3.1999998092651pt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.6999998092651pt"/>
    </style:style>
    <style:style style:name="P6" style:family="paragraph">
      <style:paragraph-properties fo:text-align="center"/>
      <style:text-properties style:font-size-asian="18pt"/>
    </style:style>
    <style:style style:name="P7" style:family="paragraph">
      <style:text-properties style:font-size-asian="20pt"/>
    </style:style>
    <style:style style:name="T1" style:family="text">
      <style:text-properties style:font-size-asian="13.1999998092651pt"/>
    </style:style>
    <style:style style:name="T2" style:family="text">
      <style:text-properties fo:font-weight="bold" style:font-size-asian="13.1999998092651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ellipse draw:style-name="gr1" draw:text-style-name="P2" xml:id="id2" draw:id="id2" draw:layer="layout" svg:width="2.755cm" svg:height="1.91cm" svg:x="3.389cm" svg:y="0.164cm">
          <text:p text:style-name="P1"><text:span text:style-name="T1">비회원</text:span></text:p>
        </draw:ellipse>
        <draw:ellipse draw:style-name="gr1" draw:text-style-name="P2" xml:id="id9" draw:id="id9" draw:layer="layout" svg:width="3.196cm" svg:height="1.764cm" svg:x="20.533cm" svg:y="0.486cm">
          <text:p text:style-name="P1"><text:span text:style-name="T1">관리자</text:span></text:p>
        </draw:ellipse>
        <draw:rect draw:style-name="gr1" draw:text-style-name="P2" xml:id="id5" draw:id="id5" draw:layer="layout" svg:width="3.307cm" svg:height="0.882cm" svg:x="3.113cm" svg:y="2.809cm">
          <text:p text:style-name="P1"><text:span text:style-name="T1">회원가입</text:span></text:p>
        </draw:rect>
        <draw:rect draw:style-name="gr1" draw:text-style-name="P2" xml:id="id6" draw:id="id6" draw:layer="layout" svg:width="3.307cm" svg:height="0.882cm" svg:x="3.113cm" svg:y="4.426cm">
          <text:p text:style-name="P1"><text:span text:style-name="T1">로그인</text:span></text:p>
        </draw:rect>
        <draw:rect draw:style-name="gr1" draw:text-style-name="P2" xml:id="id1" draw:id="id1" draw:layer="layout" svg:width="3.4cm" svg:height="4.703cm" svg:x="-0.8cm" svg:y="8.395cm">
          <text:p text:style-name="P1"><text:span text:style-name="T2">고객센터</text:span></text:p>
          <text:p text:style-name="P1"><text:span text:style-name="T1">. </text:span><text:span text:style-name="T1">건의사항 조회</text:span><text:span text:style-name="T1">,</text:span></text:p>
          <text:p text:style-name="P1"><text:span text:style-name="T1">등록</text:span><text:span text:style-name="T1">,</text:span><text:span text:style-name="T1">수정</text:span><text:span text:style-name="T1">,</text:span><text:span text:style-name="T1">삭제</text:span></text:p>
          <text:p text:style-name="P1"><text:span text:style-name="T1"/></text:p>
          <text:p text:style-name="P1"><text:span text:style-name="T1">단</text:span><text:span text:style-name="T1">,</text:span><text:span text:style-name="T1">비회원은 조회</text:span></text:p>
          <text:p text:style-name="P1"><text:span text:style-name="T1">만 가능</text:span></text:p>
        </draw:rect>
        <draw:rect draw:style-name="gr1" draw:text-style-name="P2" xml:id="id17" draw:id="id17" draw:layer="layout" svg:width="3.144cm" svg:height="6.205cm" svg:x="3cm" svg:y="8.395cm">
          <text:p text:style-name="P1"><text:span text:style-name="T2">마이 페이지</text:span></text:p>
          <text:p text:style-name="P1"><text:span text:style-name="T1">. </text:span><text:span text:style-name="T1">찜리스트 조회 </text:span></text:p>
          <text:p text:style-name="P1"><text:span text:style-name="T1">및 삭제</text:span></text:p>
          <text:p text:style-name="P1"><text:span text:style-name="T1">. </text:span><text:span text:style-name="T1">내가 쓴 리뷰 조</text:span></text:p>
          <text:p text:style-name="P1"><text:span text:style-name="T1">회 및 삭제</text:span></text:p>
          <text:p text:style-name="P1"><text:span text:style-name="T1">. </text:span><text:span text:style-name="T1">닉네임 변경</text:span></text:p>
          <text:p text:style-name="P1"><text:span text:style-name="T1">.</text:span><text:span text:style-name="T1">로그아웃</text:span></text:p>
          <text:p text:style-name="P1"><text:span text:style-name="T1">.</text:span><text:span text:style-name="T1">계정삭제</text:span></text:p>
          <text:p text:style-name="P1"><text:span text:style-name="T1">.</text:span><text:span text:style-name="T1">주문내역</text:span></text:p>
        </draw:rect>
        <draw:rect draw:style-name="gr1" draw:text-style-name="P2" xml:id="id3" draw:id="id3" draw:layer="layout" svg:width="4.924cm" svg:height="5.605cm" svg:x="6.476cm" svg:y="8.395cm">
          <text:p text:style-name="P1"><text:span text:style-name="T2">검색</text:span></text:p>
          <text:p text:style-name="P1"><text:span text:style-name="T1">. </text:span><text:span text:style-name="T1">식당 명 검색</text:span></text:p>
          <text:p text:style-name="P1"><text:span text:style-name="T1">. </text:span><text:span text:style-name="T1">거리순 조회</text:span></text:p>
          <text:p text:style-name="P1"><text:span text:style-name="T1">.</text:span><text:span text:style-name="T1">가격대 별 검색</text:span></text:p>
          <text:p text:style-name="P1"><text:span text:style-name="T1">. </text:span><text:span text:style-name="T1">평점순 조회</text:span></text:p>
          <text:p text:style-name="P1"><text:span text:style-name="T1">.</text:span><text:span text:style-name="T1">음식 종류별 검색</text:span></text:p>
          <text:p text:style-name="P1"><text:span text:style-name="T1">. </text:span><text:span text:style-name="T1">리뷰많은순 <text:s/>조회</text:span></text:p>
          <text:p text:style-name="P1"><text:span text:style-name="T1">. </text:span><text:span text:style-name="T1">도시락 주문</text:span></text:p>
        </draw:rect>
        <draw:connector draw:style-name="gr2" draw:text-style-name="P1" draw:layer="layout" svg:x1="0.9cm" svg:y1="8.395cm" svg:x2="3.389cm" svg:y2="1.119cm" draw:start-shape="id1" draw:end-shape="id2" draw:end-glue-point="3" svg:d="M900 8395v-7276h2489">
          <text:p/>
        </draw:connector>
        <draw:connector draw:style-name="gr2" draw:text-style-name="P1" draw:layer="layout" svg:x1="6.144cm" svg:y1="1.119cm" svg:x2="8.938cm" svg:y2="8.395cm" draw:start-shape="id2" draw:start-glue-point="1" draw:end-shape="id3" svg:d="M6144 1119h2794v7276">
          <text:p/>
        </draw:connector>
        <draw:rect draw:style-name="gr1" draw:text-style-name="P2" xml:id="id4" draw:id="id4" draw:layer="layout" svg:width="5.2cm" svg:height="7cm" svg:x="6.4cm" svg:y="15.4cm">
          <text:p text:style-name="P1"><text:span text:style-name="T2">식당조회</text:span></text:p>
          <text:p text:style-name="P1"><text:span text:style-name="T1">. </text:span><text:span text:style-name="T1">식당정보</text:span></text:p>
          <text:p text:style-name="P1"><text:span text:style-name="T1">. </text:span><text:span text:style-name="T1">리뷰확인</text:span></text:p>
          <text:p text:style-name="P1"><text:span text:style-name="T1">. </text:span><text:span text:style-name="T1">메뉴확인</text:span></text:p>
          <text:p text:style-name="P1"><text:span text:style-name="T1">. </text:span><text:span text:style-name="T1">리뷰 작성</text:span></text:p>
          <text:p text:style-name="P1"><text:span text:style-name="T1">. </text:span><text:span text:style-name="T1">주문하기</text:span></text:p>
          <text:p text:style-name="P1"><text:span text:style-name="T1">단</text:span><text:span text:style-name="T1">, </text:span><text:span text:style-name="T1">비회원은 리뷰 </text:span></text:p>
          <text:p text:style-name="P1"><text:span text:style-name="T1">작성 불가</text:span></text:p>
        </draw:rect>
        <draw:connector draw:style-name="gr2" draw:text-style-name="P1" draw:layer="layout" svg:x1="8.938cm" svg:y1="14cm" svg:x2="9cm" svg:y2="15.4cm" draw:start-shape="id3" draw:start-glue-point="2" draw:end-shape="id4" draw:end-glue-point="0" svg:d="M8938 14000v700h62v700">
          <text:p/>
        </draw:connector>
        <draw:ellipse draw:style-name="gr1" draw:text-style-name="P2" xml:id="id7" draw:id="id7" draw:layer="layout" svg:width="2.755cm" svg:height="1.91cm" svg:x="3.389cm" svg:y="5.896cm">
          <text:p text:style-name="P1"><text:span text:style-name="T1">회원</text:span></text:p>
        </draw:ellipse>
        <draw:connector draw:style-name="gr2" draw:text-style-name="P1" draw:layer="layout" svg:x1="4.766cm" svg:y1="2.074cm" svg:x2="4.766cm" svg:y2="2.809cm" draw:start-shape="id2" draw:start-glue-point="2" draw:end-shape="id5" draw:end-glue-point="0" svg:d="M4766 2074v735">
          <text:p/>
        </draw:connector>
        <draw:connector draw:style-name="gr2" draw:text-style-name="P1" draw:layer="layout" svg:x1="4.766cm" svg:y1="5.308cm" svg:x2="4.766cm" svg:y2="5.896cm" draw:start-shape="id6" draw:start-glue-point="2" draw:end-shape="id7" draw:end-glue-point="0" svg:d="M4766 5308v588">
          <text:p/>
        </draw:connector>
        <draw:rect draw:style-name="gr1" draw:text-style-name="P2" xml:id="id8" draw:id="id8" draw:layer="layout" svg:width="2.755cm" svg:height="2.057cm" svg:x="17.446cm" svg:y="2.838cm">
          <text:p text:style-name="P1"><text:span text:style-name="T1">식당관리</text:span></text:p>
        </draw:rect>
        <draw:rect draw:style-name="gr1" draw:text-style-name="P2" xml:id="id10" draw:id="id10" draw:layer="layout" svg:width="2.755cm" svg:height="2.057cm" svg:x="23.619cm" svg:y="2.838cm">
          <text:p text:style-name="P1"><text:span text:style-name="T1">게시판관리</text:span></text:p>
        </draw:rect>
        <draw:connector draw:style-name="gr2" draw:text-style-name="P1" draw:layer="layout" svg:x1="18.823cm" svg:y1="2.838cm" svg:x2="20.533cm" svg:y2="1.368cm" draw:start-shape="id8" draw:end-shape="id9" svg:d="M18823 2838v-1470h1710">
          <text:p/>
        </draw:connector>
        <draw:connector draw:style-name="gr2" draw:text-style-name="P1" draw:layer="layout" svg:x1="24.996cm" svg:y1="2.838cm" svg:x2="23.729cm" svg:y2="1.368cm" draw:start-shape="id10" draw:end-shape="id9" svg:d="M24996 2838v-1470h-1267">
          <text:p/>
        </draw:connector>
        <draw:rect draw:style-name="gr1" draw:text-style-name="P2" xml:id="id11" draw:id="id11" draw:layer="layout" svg:width="2.645cm" svg:height="5.687cm" svg:x="14.801cm" svg:y="6.513cm">
          <text:p text:style-name="P1"><text:span text:style-name="T2">식당추가</text:span></text:p>
          <text:p text:style-name="P1"><text:span text:style-name="T1">. </text:span><text:span text:style-name="T1">가게명</text:span></text:p>
          <text:p text:style-name="P1"><text:span text:style-name="T1">. </text:span><text:span text:style-name="T1">음식스타일</text:span></text:p>
          <text:p text:style-name="P1"><text:span text:style-name="T1">. </text:span><text:span text:style-name="T1">영업시간</text:span></text:p>
          <text:p text:style-name="P1"><text:span text:style-name="T1">. </text:span><text:span text:style-name="T1">주소</text:span></text:p>
          <text:p text:style-name="P1"><text:span text:style-name="T1">생성</text:span></text:p>
        </draw:rect>
        <draw:rect draw:style-name="gr1" draw:text-style-name="P2" xml:id="id12" draw:id="id12" draw:layer="layout" svg:width="3.683cm" svg:height="5.487cm" svg:x="18.503cm" svg:y="6.513cm">
          <text:p text:style-name="P1"><text:span text:style-name="T2">식당수정</text:span></text:p>
          <text:p text:style-name="P1"><text:span text:style-name="T1">가게명</text:span><text:span text:style-name="T1">,</text:span><text:span text:style-name="T1">영업시간</text:span><text:span text:style-name="T1">,</text:span></text:p>
          <text:p text:style-name="P1"><text:span text:style-name="T1">주소</text:span><text:span text:style-name="T1">,</text:span><text:span text:style-name="T1">가격 변경</text:span></text:p>
          <text:p text:style-name="P1"><text:span text:style-name="T1"/></text:p>
        </draw:rect>
        <draw:rect draw:style-name="gr1" draw:text-style-name="P2" xml:id="id15" draw:id="id15" draw:layer="layout" svg:width="2.645cm" svg:height="2.926cm" svg:x="14.801cm" svg:y="13.274cm">
          <text:p text:style-name="P1"><text:span text:style-name="T2">메뉴 추가</text:span></text:p>
          <text:p text:style-name="P1"><text:span text:style-name="T1">. </text:span><text:span text:style-name="T1">메뉴 명 </text:span></text:p>
          <text:p text:style-name="P1"><text:span text:style-name="T1">. </text:span><text:span text:style-name="T1">가격</text:span></text:p>
          <text:p text:style-name="P1"><text:span text:style-name="T1">생성</text:span></text:p>
        </draw:rect>
        <draw:connector draw:style-name="gr2" draw:text-style-name="P1" draw:layer="layout" svg:x1="18.823cm" svg:y1="4.895cm" svg:x2="16.123cm" svg:y2="6.513cm" draw:start-shape="id8" draw:start-glue-point="2" draw:end-shape="id11" draw:end-glue-point="0" svg:d="M18823 4895v809h-2700v809">
          <text:p/>
        </draw:connector>
        <draw:connector draw:style-name="gr2" draw:text-style-name="P1" draw:layer="layout" svg:x1="18.823cm" svg:y1="4.895cm" svg:x2="20.344cm" svg:y2="6.513cm" draw:start-shape="id8" draw:start-glue-point="2" draw:end-shape="id12" svg:d="M18823 4895v809h1521v809">
          <text:p/>
        </draw:connector>
        <draw:rect draw:style-name="gr1" draw:text-style-name="P2" xml:id="id14" draw:id="id14" draw:layer="layout" svg:width="2.425cm" svg:height="4.115cm" svg:x="26.375cm" svg:y="6.219cm">
          <text:p text:style-name="P1"><text:span text:style-name="T2">불편사항접수</text:span></text:p>
          <text:p text:style-name="P1"><text:span text:style-name="T1">확인</text:span><text:span text:style-name="T1">,</text:span></text:p>
          <text:p text:style-name="P1"><text:span text:style-name="T1">등록 </text:span><text:span text:style-name="T1">,</text:span><text:span text:style-name="T1">삭제</text:span></text:p>
        </draw:rect>
        <draw:rect draw:style-name="gr1" draw:text-style-name="P2" xml:id="id13" draw:id="id13" draw:layer="layout" svg:width="2.425cm" svg:height="4.703cm" svg:x="22.958cm" svg:y="6.219cm">
          <text:p text:style-name="P1"><text:span text:style-name="T2">식당 추가</text:span></text:p>
          <text:p text:style-name="P1"><text:span text:style-name="T2">건의사항</text:span></text:p>
          <text:p text:style-name="P1"><text:span text:style-name="T1">확인 및 등록</text:span></text:p>
          <text:p text:style-name="P1"><text:span text:style-name="T1">삭제</text:span></text:p>
          <text:p text:style-name="P1"><text:span text:style-name="T1">관리</text:span></text:p>
        </draw:rect>
        <draw:connector draw:style-name="gr2" draw:text-style-name="P1" draw:layer="layout" svg:x1="24.996cm" svg:y1="4.895cm" svg:x2="24.17cm" svg:y2="6.219cm" draw:start-shape="id10" draw:end-shape="id13" draw:end-glue-point="0" svg:d="M24996 4895v662h-826v662">
          <text:p/>
        </draw:connector>
        <draw:connector draw:style-name="gr2" draw:text-style-name="P1" draw:layer="layout" svg:x1="24.996cm" svg:y1="4.895cm" svg:x2="27.587cm" svg:y2="6.219cm" draw:start-shape="id10" draw:start-glue-point="2" draw:end-shape="id14" svg:d="M24996 4895v662h2591v662">
          <text:p/>
        </draw:connector>
        <draw:rect draw:style-name="gr1" draw:text-style-name="P2" xml:id="id16" draw:id="id16" draw:layer="layout" svg:width="2.645cm" svg:height="3.526cm" svg:x="19.058cm" svg:y="13.274cm">
          <text:p text:style-name="P1"><text:span text:style-name="T2">메뉴 수정</text:span></text:p>
          <text:p text:style-name="P1"><text:span text:style-name="T1">. </text:span><text:span text:style-name="T1">메뉴 명 </text:span></text:p>
          <text:p text:style-name="P1"><text:span text:style-name="T1">. </text:span><text:span text:style-name="T1">가격</text:span></text:p>
          <text:p text:style-name="P1"><text:span text:style-name="T1">수정</text:span></text:p>
        </draw:rect>
        <draw:connector draw:style-name="gr2" draw:text-style-name="P1" draw:layer="layout" svg:x1="16.123cm" svg:y1="12.2cm" svg:x2="16.123cm" svg:y2="13.274cm" draw:start-shape="id11" draw:end-shape="id15" draw:end-glue-point="0" svg:d="M16123 12200v1074">
          <text:p/>
        </draw:connector>
        <draw:connector draw:style-name="gr2" draw:text-style-name="P1" draw:layer="layout" svg:x1="20.344cm" svg:y1="12cm" svg:x2="20.38cm" svg:y2="13.274cm" draw:start-shape="id12" draw:start-glue-point="2" draw:end-shape="id16" draw:end-glue-point="0" svg:d="M20344 12000v637h36v637">
          <text:p/>
        </draw:connector>
        <draw:connector draw:style-name="gr2" draw:text-style-name="P1" draw:layer="layout" svg:x1="4.766cm" svg:y1="3.691cm" svg:x2="4.766cm" svg:y2="4.426cm" draw:start-shape="id5" draw:start-glue-point="2" draw:end-shape="id6" draw:end-glue-point="0" svg:d="M4766 3691v735">
          <text:p/>
        </draw:connector>
        <draw:connector draw:style-name="gr2" draw:text-style-name="P1" draw:layer="layout" svg:x1="0.9cm" svg:y1="8.395cm" svg:x2="3.389cm" svg:y2="6.851cm" draw:start-shape="id1" draw:end-shape="id7" svg:d="M900 8395v-1544h2489">
          <text:p/>
        </draw:connector>
        <draw:connector draw:style-name="gr2" draw:text-style-name="P1" draw:layer="layout" svg:x1="8.938cm" svg:y1="8.395cm" svg:x2="6.144cm" svg:y2="6.851cm" draw:start-shape="id3" draw:end-shape="id7" draw:end-glue-point="1" svg:d="M8938 8395v-1544h-2794">
          <text:p/>
        </draw:connector>
        <draw:rect draw:style-name="gr1" draw:text-style-name="P3" xml:id="id18" draw:id="id18" draw:layer="layout" svg:width="4cm" svg:height="1cm" svg:x="1cm" svg:y="16.2cm">
          <text:p text:style-name="P1"><text:span text:style-name="T3">도시락집 종류 선택</text:span></text:p>
        </draw:rect>
        <draw:connector draw:style-name="gr2" draw:text-style-name="P1" draw:layer="layout" svg:x1="4.766cm" svg:y1="7.806cm" svg:x2="4.572cm" svg:y2="8.395cm" draw:start-shape="id7" draw:start-glue-point="2" draw:end-shape="id17" draw:end-glue-point="0" svg:d="M4766 7806v295h-194v294">
          <text:p/>
        </draw:connector>
        <draw:connector draw:style-name="gr2" draw:text-style-name="P1" draw:layer="layout" svg:x1="8.938cm" svg:y1="14cm" svg:x2="3cm" svg:y2="16.2cm" draw:start-shape="id3" draw:start-glue-point="2" draw:end-shape="id18" svg:d="M8938 14000v1100h-5938v1100">
          <text:p/>
        </draw:connector>
        <draw:rect draw:style-name="gr1" draw:text-style-name="P4" xml:id="id19" draw:id="id19" draw:layer="layout" svg:width="3.8cm" svg:height="1.8cm" svg:x="1cm" svg:y="18cm">
          <text:p text:style-name="P1"><text:span text:style-name="T4">. </text:span><text:span text:style-name="T4">메뉴확인</text:span></text:p>
          <text:p text:style-name="P1"><text:span text:style-name="T4">. </text:span><text:span text:style-name="T4">주문여부선택</text:span></text:p>
          <text:p text:style-name="P1"><text:span text:style-name="T4"/></text:p>
        </draw:rect>
        <draw:connector draw:style-name="gr2" draw:text-style-name="P1" draw:layer="layout" svg:x1="3cm" svg:y1="17.2cm" svg:x2="2.9cm" svg:y2="18cm" draw:start-shape="id18" draw:start-glue-point="2" draw:end-shape="id19" draw:end-glue-point="0" svg:d="M3000 17200v400h-100v400">
          <text:p/>
        </draw:connector>
        <draw:rect draw:style-name="gr1" draw:text-style-name="P1" xml:id="id20" draw:id="id20" draw:layer="layout" svg:width="4.2cm" svg:height="2cm" svg:x="0.8cm" svg:y="20.4cm">
          <text:p text:style-name="P1">. 주문한 사람</text:p>
          <text:p text:style-name="P1">닉네임 출력</text:p>
        </draw:rect>
        <draw:connector draw:style-name="gr2" draw:text-style-name="P1" draw:layer="layout" svg:x1="2.9cm" svg:y1="19.8cm" svg:x2="2.9cm" svg:y2="20.4cm" draw:start-shape="id19" draw:start-glue-point="2" draw:end-shape="id20" draw:end-glue-point="0" svg:d="M2900 19800v600">
          <text:p/>
        </draw:connector>
        <presentation:notes draw:style-name="dp2">
          <draw:page-thumbnail draw:style-name="gr3" draw:layer="layout" svg:width="20.999cm" svg:height="9.396cm" svg:x="0cm" svg:y="3.126cm" draw:page-number="1" presentation:class="page"/>
          <draw:frame presentation:style-name="pr1" draw:text-style-name="P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rect draw:style-name="gr1" draw:text-style-name="P1" draw:layer="layout" svg:width="7cm" svg:height="2.8cm" svg:x="1.4cm" svg:y="3cm">
          <text:p text:style-name="P1">프로세스 흐름도</text:p>
        </draw:rect>
        <draw:custom-shape draw:style-name="gr4" draw:text-style-name="P1" draw:layer="layout" svg:width="5.4cm" svg:height="1.4cm" svg:x="4cm" svg:y="0cm">
          <text:p text:style-name="P1">고객센터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1" draw:layer="layout" svg:width="4.4cm" svg:height="2.6cm" svg:x="1.8cm" svg:y="11cm">
          <text:p text:style-name="P1">고객센터</text:p>
        </draw:ellipse>
        <draw:custom-shape draw:style-name="gr5" draw:text-style-name="P1" draw:layer="layout" svg:width="3cm" svg:height="2.6cm" svg:x="10.8cm" svg:y="2cm">
          <text:p text:style-name="P1">관리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cm" svg:height="2.6cm" svg:x="14.2cm" svg:y="2cm">
          <text:p text:style-name="P1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cm" svg:height="2.6cm" svg:x="17.8cm" svg:y="2cm">
          <text:p text:style-name="P1">비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1.8cm" svg:x="9cm" svg:y="8.8cm">
          <text:p text:style-name="P1">건의사항</text:p>
          <text:p text:style-name="P1">조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8.8cm" svg:y="15cm">
          <text:p text:style-name="P1">가게등록문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4.6cm" svg:height="1.8cm" svg:x="16.8cm" svg:y="6.8cm">
          <text:p text:style-name="P1">글작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3" draw:id="id23" draw:layer="layout" svg:width="4.6cm" svg:height="1.8cm" svg:x="16.8cm" svg:y="8.8cm">
          <text:p text:style-name="P1">글수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4" draw:id="id24" draw:layer="layout" svg:width="4.6cm" svg:height="1.8cm" svg:x="16.8cm" svg:y="10.8cm">
          <text:p text:style-name="P1">글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5" draw:id="id25" draw:layer="layout" svg:width="4.6cm" svg:height="1.8cm" svg:x="16.8cm" svg:y="13.6cm">
          <text:p text:style-name="P1">글작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6" draw:id="id26" draw:layer="layout" svg:width="4.6cm" svg:height="1.8cm" svg:x="16.8cm" svg:y="15.6cm">
          <text:p text:style-name="P1">글수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7" draw:id="id27" draw:layer="layout" svg:width="4.6cm" svg:height="1.8cm" svg:x="16.8cm" svg:y="17.6cm">
          <text:p text:style-name="P1">글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2cm" svg:y1="9.4cm" svg:x2="15.8cm" svg:y2="7.8cm">
          <text:p/>
        </draw:line>
        <draw:line draw:style-name="gr7" draw:text-style-name="P1" draw:layer="layout" svg:x1="13.6cm" svg:y1="10cm" svg:x2="16cm" svg:y2="10cm">
          <text:p/>
        </draw:line>
        <draw:line draw:style-name="gr7" draw:text-style-name="P1" draw:layer="layout" svg:x1="13.4cm" svg:y1="10.8cm" svg:x2="15.8cm" svg:y2="11.4cm">
          <text:p/>
        </draw:line>
        <draw:line draw:style-name="gr7" draw:text-style-name="P1" draw:layer="layout" svg:x1="13.4cm" svg:y1="15.2cm" svg:x2="16cm" svg:y2="14.4cm">
          <text:p/>
        </draw:line>
        <draw:line draw:style-name="gr7" draw:text-style-name="P1" draw:layer="layout" svg:x1="13.2cm" svg:y1="16.2cm" svg:x2="16.2cm" svg:y2="16.6cm">
          <text:p/>
        </draw:line>
        <draw:line draw:style-name="gr7" draw:text-style-name="P1" draw:layer="layout" svg:x1="13.2cm" svg:y1="17cm" svg:x2="16cm" svg:y2="18cm">
          <text:p/>
        </draw:line>
        <draw:rect draw:style-name="gr1" draw:text-style-name="P1" draw:layer="layout" svg:width="5.2cm" svg:height="1.4cm" svg:x="21.6cm" svg:y="2.6cm">
          <text:p text:style-name="P1">비회원은 조회만</text:p>
        </draw:rect>
        <draw:custom-shape draw:style-name="gr5" draw:text-style-name="P1" xml:id="id22" draw:id="id22" draw:layer="layout" svg:width="3cm" svg:height="2.6cm" svg:x="24.4cm" svg:y="9.2cm">
          <text:p text:style-name="P1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8" draw:id="id28" draw:layer="layout" svg:width="3cm" svg:height="2.6cm" svg:x="24.4cm" svg:y="13.2cm">
          <text:p text:style-name="P1">관리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4cm" svg:y1="7.7cm" svg:x2="24.4cm" svg:y2="10.5cm" draw:start-shape="id21" draw:start-glue-point="1" draw:end-shape="id22" svg:d="M21400 7700h1501v2800h1499">
          <text:p/>
        </draw:connector>
        <draw:connector draw:style-name="gr2" draw:text-style-name="P1" draw:layer="layout" svg:x1="21.4cm" svg:y1="9.7cm" svg:x2="24.4cm" svg:y2="10.5cm" draw:start-shape="id23" draw:end-shape="id22" svg:d="M21400 9700h1501v800h1499">
          <text:p/>
        </draw:connector>
        <draw:connector draw:style-name="gr2" draw:text-style-name="P1" draw:layer="layout" svg:x1="21.4cm" svg:y1="11.7cm" svg:x2="24.4cm" svg:y2="10.5cm" draw:start-shape="id24" draw:end-shape="id22" svg:d="M21400 11700h1501v-1200h1499">
          <text:p/>
        </draw:connector>
        <draw:connector draw:style-name="gr2" draw:text-style-name="P1" xml:id="id29" draw:id="id29" draw:layer="layout" svg:x1="21.4cm" svg:y1="14.5cm" svg:x2="24.4cm" svg:y2="10.5cm" draw:start-shape="id25" draw:end-shape="id22" draw:end-glue-point="5" svg:d="M21400 14500h1501v-4000h1499">
          <text:p/>
        </draw:connector>
        <draw:connector draw:style-name="gr2" draw:text-style-name="P1" draw:layer="layout" svg:x1="21.4cm" svg:y1="16.5cm" svg:x2="24.4cm" svg:y2="10.5cm" draw:start-shape="id26" draw:end-shape="id22" draw:end-glue-point="5" svg:d="M21400 16500h1501v-6000h1499">
          <text:p/>
        </draw:connector>
        <draw:connector draw:style-name="gr2" draw:text-style-name="P1" draw:layer="layout" svg:x1="21.4cm" svg:y1="18.5cm" svg:x2="24.4cm" svg:y2="10.5cm" draw:start-shape="id27" draw:start-glue-point="1" draw:end-shape="id22" svg:d="M21400 18500h1501v-8000h1499">
          <text:p/>
        </draw:connector>
        <draw:connector draw:style-name="gr2" draw:text-style-name="P1" draw:layer="layout" svg:x1="25.9cm" svg:y1="13.2cm" svg:x2="22.901cm" svg:y2="12.5cm" draw:start-shape="id28" draw:start-glue-point="0" draw:end-shape="id29" draw:end-glue-point="0" svg:d="M25900 13200v-700h-2999">
          <text:p/>
        </draw:connector>
        <draw:custom-shape draw:style-name="gr6" draw:text-style-name="P1" draw:layer="layout" svg:width="4cm" svg:height="2.2cm" svg:x="23.6cm" svg:y="16cm">
          <text:p text:style-name="P1">관리자 작성</text:p>
          <text:p text:style-name="P1">=공지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rect draw:style-name="gr1" draw:text-style-name="P6" draw:layer="layout" svg:width="7cm" svg:height="2.8cm" svg:x="1.4cm" svg:y="3cm">
          <text:p text:style-name="P6">프로세스 흐름도</text:p>
        </draw:rect>
        <draw:custom-shape draw:style-name="gr4" draw:text-style-name="P1" draw:layer="layout" svg:width="5.4cm" svg:height="1.4cm" svg:x="4cm" svg:y="0cm">
          <text:p text:style-name="P1">마이페이지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1" draw:layer="layout" svg:width="4.4cm" svg:height="2.6cm" svg:x="1.8cm" svg:y="11cm">
          <text:p text:style-name="P1">마이페이지</text:p>
        </draw:ellipse>
        <draw:custom-shape draw:style-name="gr5" draw:text-style-name="P1" draw:layer="layout" svg:width="3cm" svg:height="2.6cm" svg:x="14.2cm" svg:y="2cm">
          <text:p text:style-name="P1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1.8cm" svg:x="8.8cm" svg:y="7.6cm">
          <text:p text:style-name="P1">찜리스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8.8cm" svg:y="10.2cm">
          <text:p text:style-name="P1">예약내역 조회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8.8cm" svg:y="12.6cm">
          <text:p text:style-name="P1">리뷰 조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8.8cm" svg:y="15.2cm">
          <text:p text:style-name="P1">계정관리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8cm" svg:y="6cm">
          <text:p text:style-name="P1">찜리스트 조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8cm" svg:y="7.8cm">
          <text:p text:style-name="P1">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6cm" svg:y1="8.2cm" svg:x2="17cm" svg:y2="6.8cm">
          <text:p/>
        </draw:line>
        <draw:line draw:style-name="gr7" draw:text-style-name="P1" draw:layer="layout" svg:x1="13.6cm" svg:y1="8.4cm" svg:x2="17.6cm" svg:y2="8.2cm">
          <text:p/>
        </draw:line>
        <draw:line draw:style-name="gr7" draw:text-style-name="P1" draw:layer="layout" svg:x1="6.2cm" svg:y1="10.601cm" svg:x2="8.2cm" svg:y2="9.2cm">
          <text:p/>
        </draw:line>
        <draw:line draw:style-name="gr7" draw:text-style-name="P1" draw:layer="layout" svg:x1="6.4cm" svg:y1="12.003cm" svg:x2="8.2cm" svg:y2="11.2cm">
          <text:p/>
        </draw:line>
        <draw:line draw:style-name="gr7" draw:text-style-name="P1" draw:layer="layout" svg:x1="6.2cm" svg:y1="13.2cm" svg:x2="8.2cm" svg:y2="13.2cm">
          <text:p/>
        </draw:line>
        <draw:line draw:style-name="gr7" draw:text-style-name="P1" draw:layer="layout" svg:x1="5.6cm" svg:y1="14.2cm" svg:x2="8.2cm" svg:y2="16cm">
          <text:p/>
        </draw:line>
        <draw:line draw:style-name="gr7" draw:text-style-name="P1" draw:layer="layout" svg:x1="13.6cm" svg:y1="13.2cm" svg:x2="17.2cm" svg:y2="11.8cm">
          <text:p/>
        </draw:line>
        <draw:line draw:style-name="gr7" draw:text-style-name="P1" draw:layer="layout" svg:x1="13.6cm" svg:y1="13.8cm" svg:x2="17cm" svg:y2="13.6cm">
          <text:p/>
        </draw:line>
        <draw:custom-shape draw:style-name="gr6" draw:text-style-name="P1" draw:layer="layout" svg:width="4.4cm" svg:height="1.2cm" svg:x="17.8cm" svg:y="11cm">
          <text:p text:style-name="P1">수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2cm" svg:x="17.8cm" svg:y="13cm">
          <text:p text:style-name="P1">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2cm" svg:x="18cm" svg:y="15cm">
          <text:p text:style-name="P1">닉네임변경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2cm" svg:x="18cm" svg:y="16.4cm">
          <text:p text:style-name="P1">계정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2cm" svg:x="18cm" svg:y="17.8cm">
          <text:p text:style-name="P1">로그아웃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2cm" svg:y1="16.2cm" svg:x2="17.2cm" svg:y2="15.8cm">
          <text:p/>
        </draw:line>
        <draw:line draw:style-name="gr7" draw:text-style-name="P1" draw:layer="layout" svg:x1="13.4cm" svg:y1="16.8cm" svg:x2="17.2cm" svg:y2="17.2cm">
          <text:p/>
        </draw:line>
        <draw:line draw:style-name="gr7" draw:text-style-name="P1" draw:layer="layout" svg:x1="13.4cm" svg:y1="17.251cm" svg:x2="17cm" svg:y2="18.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rect draw:style-name="gr1" draw:text-style-name="P6" draw:layer="layout" svg:width="7cm" svg:height="2.8cm" svg:x="1.4cm" svg:y="3cm">
          <text:p text:style-name="P6">프로세스 흐름도</text:p>
        </draw:rect>
        <draw:custom-shape draw:style-name="gr4" draw:text-style-name="P1" draw:layer="layout" svg:width="5.4cm" svg:height="1.4cm" svg:x="4cm" svg:y="0cm">
          <text:p text:style-name="P1">식당검색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1" draw:layer="layout" svg:width="4.4cm" svg:height="2.6cm" svg:x="1.8cm" svg:y="11cm">
          <text:p text:style-name="P1">식당검색</text:p>
        </draw:ellipse>
        <draw:custom-shape draw:style-name="gr5" draw:text-style-name="P6" draw:layer="layout" svg:width="3cm" svg:height="2.6cm" svg:x="10.8cm" svg:y="2cm">
          <text:p text:style-name="P6">관리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3cm" svg:height="2.6cm" svg:x="14.2cm" svg:y="2cm">
          <text:p text:style-name="P6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3cm" svg:height="2.6cm" svg:x="17.8cm" svg:y="2cm">
          <text:p text:style-name="P6">비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1.8cm" svg:x="9cm" svg:y="7.4cm">
          <text:p text:style-name="P1">거리별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9cm" svg:y="11.4cm">
          <text:p text:style-name="P1">가격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9cm" svg:y="13.4cm">
          <text:p text:style-name="P1">음식종류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9cm" svg:y="9.4cm">
          <text:p text:style-name="P1">평점별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9cm" svg:y="18cm">
          <text:p text:style-name="P1">도시락주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6cm" svg:x="9cm" svg:y="15.4cm">
          <text:p text:style-name="P1">이름검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.2cm" svg:y1="11.4cm" svg:x2="8.2cm" svg:y2="9cm">
          <text:p/>
        </draw:line>
        <draw:line draw:style-name="gr7" draw:text-style-name="P1" draw:layer="layout" svg:x1="6.6cm" svg:y1="12.2cm" svg:x2="8.4cm" svg:y2="11cm">
          <text:p/>
        </draw:line>
        <draw:line draw:style-name="gr7" draw:text-style-name="P1" draw:layer="layout" svg:x1="6.6cm" svg:y1="13cm" svg:x2="8.4cm" svg:y2="12.8cm">
          <text:p/>
        </draw:line>
        <draw:line draw:style-name="gr7" draw:text-style-name="P1" draw:layer="layout" svg:x1="6.2cm" svg:y1="13.6cm" svg:x2="8.2cm" svg:y2="14.4cm">
          <text:p/>
        </draw:line>
        <draw:line draw:style-name="gr7" draw:text-style-name="P1" draw:layer="layout" svg:x1="5.6cm" svg:y1="14cm" svg:x2="8.2cm" svg:y2="16cm">
          <text:p/>
        </draw:line>
        <draw:line draw:style-name="gr7" draw:text-style-name="P1" draw:layer="layout" svg:x1="4.2cm" svg:y1="14.2cm" svg:x2="8cm" svg:y2="18.8cm">
          <text:p/>
        </draw:line>
        <draw:line draw:style-name="gr7" draw:text-style-name="P1" draw:layer="layout" svg:x1="14.2cm" svg:y1="8.4cm" svg:x2="18.6cm" svg:y2="11.6cm">
          <text:p/>
        </draw:line>
        <draw:line draw:style-name="gr7" draw:text-style-name="P1" draw:layer="layout" svg:x1="14cm" svg:y1="10.4cm" svg:x2="18cm" svg:y2="12.6cm">
          <text:p/>
        </draw:line>
        <draw:line draw:style-name="gr7" draw:text-style-name="P1" draw:layer="layout" svg:x1="13.6cm" svg:y1="12.4cm" svg:x2="17.6cm" svg:y2="13.4cm">
          <text:p/>
        </draw:line>
        <draw:line draw:style-name="gr7" draw:text-style-name="P1" draw:layer="layout" svg:x1="13.4cm" svg:y1="14.2cm" svg:x2="17.4cm" svg:y2="14cm">
          <text:p/>
        </draw:line>
        <draw:line draw:style-name="gr7" draw:text-style-name="P1" draw:layer="layout" svg:x1="13.6cm" svg:y1="16.2cm" svg:x2="17.4cm" svg:y2="14.4cm">
          <text:p/>
        </draw:line>
        <draw:custom-shape draw:style-name="gr6" draw:text-style-name="P1" draw:layer="layout" svg:width="4cm" svg:height="2.2cm" svg:x="18.4cm" svg:y="12.6cm">
          <text:p text:style-name="P1">식당상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cm" svg:height="1.2cm" svg:x="15cm" svg:y="18.4cm">
          <text:p text:style-name="P1">주문 확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2cm" svg:y1="19cm" svg:x2="14.6cm" svg:y2="19cm">
          <text:p/>
        </draw:line>
        <draw:custom-shape draw:style-name="gr6" draw:text-style-name="P1" draw:layer="layout" svg:width="3.8cm" svg:height="1.4cm" svg:x="21cm" svg:y="18.4cm">
          <text:p text:style-name="P1">파티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8cm" svg:y1="19cm" svg:x2="20.4cm" svg:y2="1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rect draw:style-name="gr1" draw:text-style-name="P6" draw:layer="layout" svg:width="7cm" svg:height="2.8cm" svg:x="1.4cm" svg:y="3cm">
          <text:p text:style-name="P6">프로세스 흐름도</text:p>
        </draw:rect>
        <draw:custom-shape draw:style-name="gr4" draw:text-style-name="P1" draw:layer="layout" svg:width="5.4cm" svg:height="1.4cm" svg:x="4cm" svg:y="0cm">
          <text:p text:style-name="P1">식당상세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1" draw:layer="layout" svg:width="4.4cm" svg:height="2.6cm" svg:x="1.8cm" svg:y="11cm">
          <text:p text:style-name="P1">식당상세</text:p>
        </draw:ellipse>
        <draw:custom-shape draw:style-name="gr5" draw:text-style-name="P6" draw:layer="layout" svg:width="3cm" svg:height="2.6cm" svg:x="10.8cm" svg:y="2cm">
          <text:p text:style-name="P6">관리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3cm" svg:height="2.6cm" svg:x="14.2cm" svg:y="2cm">
          <text:p text:style-name="P6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3cm" svg:height="2.6cm" svg:x="17.8cm" svg:y="2cm">
          <text:p text:style-name="P6">비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1.8cm" svg:x="9cm" svg:y="8.4cm">
          <text:p text:style-name="P1">리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8cm" svg:x="9cm" svg:y="11.6cm">
          <text:p text:style-name="P1">메뉴확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4cm" svg:height="1.8cm" svg:x="17.6cm" svg:y="10.6cm">
          <text:p text:style-name="P1">메뉴 선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6cm" svg:y1="12.4cm" svg:x2="16.8cm" svg:y2="11.2cm">
          <text:p/>
        </draw:line>
        <draw:line draw:style-name="gr7" draw:text-style-name="P1" draw:layer="layout" svg:x1="14cm" svg:y1="12.6cm" svg:x2="17.2cm" svg:y2="13cm">
          <text:p/>
        </draw:line>
        <draw:custom-shape draw:style-name="gr6" draw:text-style-name="P1" xml:id="id32" draw:id="id32" draw:layer="layout" svg:width="4cm" svg:height="1.8cm" svg:x="17.6cm" svg:y="12.8cm">
          <text:p text:style-name="P1">수량선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6cm" svg:y1="9.2cm" svg:x2="17.2cm" svg:y2="6.8cm">
          <text:p/>
        </draw:line>
        <draw:custom-shape draw:style-name="gr6" draw:text-style-name="P1" draw:layer="layout" svg:width="4.6cm" svg:height="2cm" svg:x="17.6cm" svg:y="5.6cm">
          <text:p text:style-name="P1">리뷰 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3" draw:id="id33" draw:layer="layout" svg:width="3.6cm" svg:height="1.2cm" svg:x="17.6cm" svg:y="14.8cm">
          <text:p text:style-name="P1">메뉴추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1" draw:id="id31" draw:layer="layout" svg:width="3cm" svg:height="2.6cm" svg:x="24.8cm" svg:y="12.2cm">
          <text:p text:style-name="P6">회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6cm" svg:y1="11.5cm" svg:x2="24.8cm" svg:y2="13.5cm" draw:start-shape="id30" draw:start-glue-point="1" draw:end-shape="id31" svg:d="M21600 11500h1601v2000h1599">
          <text:p/>
        </draw:connector>
        <draw:connector draw:style-name="gr2" draw:text-style-name="P1" draw:layer="layout" svg:x1="21.6cm" svg:y1="13.7cm" svg:x2="24.8cm" svg:y2="13.5cm" draw:start-shape="id32" draw:start-glue-point="1" draw:end-shape="id31" svg:d="M21600 13700h1601v-200h1599">
          <text:p/>
        </draw:connector>
        <draw:custom-shape draw:style-name="gr6" draw:text-style-name="P1" xml:id="id35" draw:id="id35" draw:layer="layout" svg:width="3.6cm" svg:height="1.2cm" svg:x="17.6cm" svg:y="16.4cm">
          <text:p text:style-name="P1">메뉴제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4cm" svg:y1="13.4cm" svg:x2="16.6cm" svg:y2="15cm">
          <text:p/>
        </draw:line>
        <draw:line draw:style-name="gr7" draw:text-style-name="P1" draw:layer="layout" svg:x1="12.6cm" svg:y1="14cm" svg:x2="16.8cm" svg:y2="16.8cm">
          <text:p/>
        </draw:line>
        <draw:custom-shape draw:style-name="gr5" draw:text-style-name="P6" xml:id="id34" draw:id="id34" draw:layer="layout" svg:width="3cm" svg:height="2.6cm" svg:x="24.8cm" svg:y="15.4cm">
          <text:p text:style-name="P6">관리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2cm" svg:y1="15.4cm" svg:x2="24.8cm" svg:y2="16.7cm" draw:start-shape="id33" draw:start-glue-point="1" draw:end-shape="id34" svg:d="M21200 15400h1800v1300h1800">
          <text:p/>
        </draw:connector>
        <draw:connector draw:style-name="gr2" draw:text-style-name="P1" draw:layer="layout" svg:x1="21.2cm" svg:y1="17cm" svg:x2="24.8cm" svg:y2="16.7cm" draw:start-shape="id35" draw:start-glue-point="1" draw:end-shape="id34" draw:end-glue-point="3" svg:d="M21200 17000h1800v-300h1800">
          <text:p/>
        </draw:connector>
        <draw:line draw:style-name="gr7" draw:text-style-name="P1" draw:layer="layout" svg:x1="6.4cm" svg:y1="11cm" svg:x2="8.4cm" svg:y2="10cm">
          <text:p/>
        </draw:line>
        <draw:line draw:style-name="gr7" draw:text-style-name="P1" draw:layer="layout" svg:x1="7cm" svg:y1="12.4cm" svg:x2="8.2cm" svg:y2="12.4cm">
          <text:p/>
        </draw:line>
        <draw:custom-shape draw:style-name="gr6" draw:text-style-name="P1" draw:layer="layout" svg:width="4.6cm" svg:height="2cm" svg:x="17.6cm" svg:y="7.8cm">
          <text:p text:style-name="P1">리뷰 제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.8cm" svg:y1="14cm" svg:x2="8.2cm" svg:y2="15.6cm">
          <text:p/>
        </draw:line>
        <draw:custom-shape draw:style-name="gr6" draw:text-style-name="P1" xml:id="id36" draw:id="id36" draw:layer="layout" svg:width="4cm" svg:height="1.8cm" svg:x="8.8cm" svg:y="15cm">
          <text:p text:style-name="P1">식당삭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8cm" svg:y1="16.8cm" svg:x2="26.3cm" svg:y2="18cm" draw:start-shape="id36" draw:end-shape="id34" draw:end-glue-point="6" svg:d="M10800 16800v1702h15500v-502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22T17:01:35.60</meta:creation-date>
    <meta:editing-duration>PT1H40M50S</meta:editing-duration>
    <meta:editing-cycles>11</meta:editing-cycles>
    <dc:date>2020-12-23T19:35:35.17</dc:date>
    <meta:generator>OpenOffice/4.1.7$Win32 OpenOffice.org_project/417m1$Build-9800</meta:generator>
    <meta:document-statistic meta:object-count="186"/>
  </office:meta>
</office:document-meta>
</file>